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66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23ff23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94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2.294cm"/>
    </style:style>
    <style:style style:name="gr13" style:family="graphic" style:parent-style-name="objectwithoutfill">
      <style:graphic-properties draw:stroke="dash" draw:stroke-dash="Fine_20_Dashed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family="'Bitstream Charter'" style:font-family-generic="roman" style:font-pitch="variable" fo:font-size="24pt" style:font-size-asian="24pt" style:font-size-complex="24pt"/>
    </style:style>
    <style:style style:name="P4" style:family="paragraph">
      <style:text-properties fo:color="#000000" fo:font-family="'Bitstream Charter'" style:font-family-generic="roman" style:font-pitch="variable" fo:font-size="24pt" style:font-size-asian="24pt" style:font-size-complex="24pt"/>
    </style:style>
    <style:style style:name="P5" style:family="paragraph">
      <style:text-properties fo:color="#000000" fo:font-family="'Bitstream Charter'" style:font-family-generic="roman" style:font-pitch="variable" fo:font-weight="bold" style:font-weight-asian="bold" style:font-weight-complex="bold"/>
    </style:style>
    <style:style style:name="T1" style:family="text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fo:font-family="'Bitstream Charter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family="'Bitstream Charter'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4" style:family="text">
      <style:text-properties fo:color="#000000" fo:font-family="'Bitstream Charter'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5" style:family="text">
      <style:text-properties fo:color="#000000" fo:font-family="'Bitstream Charter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761cm" svg:x="4.175cm" svg:y="9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0.761cm" svg:x="6.18cm" svg:y="9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5cm" svg:height="0.761cm" svg:x="1.507cm" svg:y="9.6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143cm" svg:height="0.761cm" svg:x="3.032cm" svg:y="9.645cm">
          <draw:glue-point draw:id="4" svg:x="-4.995cm" svg:y="-5.006cm" draw:escape-direction="up"/>
          <draw:glue-point draw:id="5" svg:x="-4.995cm" svg:y="-5.006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0.761cm" svg:x="4.81cm" svg:y="9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0.761cm" svg:x="7.317cm" svg:y="9.6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761cm" svg:x="12.405cm" svg:y="9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43cm" svg:height="0.761cm" svg:x="13.032cm" svg:y="9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0.761cm" svg:x="8.331cm" svg:y="9.6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.143cm" svg:height="0.761cm" svg:x="9.856cm" svg:y="9.645cm">
          <draw:glue-point draw:id="4" svg:x="-4.698cm" svg:y="-5.0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97cm" svg:height="0.761cm" svg:x="11.008cm" svg:y="9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761cm" svg:x="14.173cm" svg:y="9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.651cm" svg:height="0.761cm" svg:x="18.399cm" svg:y="9.644cm">
          <draw:glue-point draw:id="4" svg:x="-4.996cm" svg:y="-4.993cm"/>
          <draw:glue-point draw:id="5" svg:x="-4.996cm" svg:y="-4.993cm" draw:escape-direction="up"/>
          <draw:glue-point draw:id="6" svg:x="-4.996cm" svg:y="-4.993cm" draw:escape-direction="up"/>
          <draw:glue-point draw:id="7" svg:x="-4.996cm" svg:y="-4.993cm" draw:escape-direction="up"/>
          <draw:glue-point draw:id="8" svg:x="-4.996cm" svg:y="-4.993cm" draw:escape-direction="up"/>
          <draw:glue-point draw:id="9" svg:x="-4.996cm" svg:y="-4.993cm"/>
          <draw:glue-point draw:id="10" svg:x="-4.996cm" svg:y="-4.993cm"/>
          <draw:glue-point draw:id="11" svg:x="-4.996cm" svg:y="-4.993cm"/>
          <draw:glue-point draw:id="12" svg:x="-4.996cm" svg:y="-4.993cm"/>
          <draw:glue-point draw:id="13" svg:x="-4.227cm" svg:y="-4.993cm" draw:escape-direction="up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1cm" svg:x="19.977cm" svg:y="9.6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61cm" svg:x="20.744cm" svg:y="9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81cm" svg:height="0.761cm" svg:x="21.501cm" svg:y="9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57cm" svg:height="0.762cm" svg:x="15.442cm" svg:y="9.6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0.762cm" svg:x="22.082cm" svg:y="9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55cm" svg:height="7.139cm" draw:transform="rotate (-1.5707963267949) translate (15.478cm 10.4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2" draw:layer="layout" svg:width="4.65cm" svg:height="1.28cm" svg:x="2.541cm" svg:y="11.149cm">
          <draw:text-box>
            <text:p><text:span text:style-name="T1">Segment </text:span><text:span text:style-name="T2">0</text:span></text:p>
          </draw:text-box>
        </draw:frame>
        <draw:frame draw:style-name="gr8" draw:text-style-name="P2" draw:layer="layout" svg:width="4.65cm" svg:height="1.28cm" svg:x="9.573cm" svg:y="11.196cm">
          <draw:text-box>
            <text:p><text:span text:style-name="T1">Segment </text:span><text:span text:style-name="T2">1</text:span></text:p>
          </draw:text-box>
        </draw:frame>
        <draw:frame draw:style-name="gr8" draw:text-style-name="P2" draw:layer="layout" svg:width="5.522cm" svg:height="1.28cm" svg:x="19.044cm" svg:y="11.168cm">
          <draw:text-box>
            <text:p><text:span text:style-name="T1">Segment </text:span><text:span text:style-name="T2">N-1</text:span></text:p>
          </draw:text-box>
        </draw:frame>
        <draw:frame draw:style-name="gr8" draw:text-style-name="P3" draw:layer="layout" svg:width="2.399cm" svg:height="1.271cm" svg:x="15.703cm" svg:y="9.388cm">
          <draw:text-box>
            <text:p><text:span text:style-name="T3">········</text:span></text:p>
          </draw:text-box>
        </draw:frame>
        <draw:frame draw:style-name="gr9" draw:text-style-name="P3" draw:layer="layout" svg:width="2.794cm" svg:height="1.271cm" svg:x="22.194cm" svg:y="9.39cm">
          <draw:text-box>
            <text:p><text:span text:style-name="T3">·········</text:span></text:p>
          </draw:text-box>
        </draw:frame>
        <draw:frame draw:style-name="gr9" draw:text-style-name="P3" draw:layer="layout" svg:width="1.778cm" svg:height="1.271cm" svg:x="14.068cm" svg:y="9.376cm">
          <draw:text-box>
            <text:p><text:span text:style-name="T3">····</text:span></text:p>
          </draw:text-box>
        </draw:frame>
        <draw:frame draw:style-name="gr9" draw:text-style-name="P3" draw:layer="layout" svg:width="1.778cm" svg:height="1.271cm" svg:x="8.366cm" svg:y="9.416cm">
          <draw:text-box>
            <text:p><text:span text:style-name="T3">····</text:span></text:p>
          </draw:text-box>
        </draw:frame>
        <draw:frame draw:style-name="gr9" draw:text-style-name="P3" draw:layer="layout" svg:width="1.778cm" svg:height="1.271cm" svg:x="1.536cm" svg:y="9.39cm">
          <draw:text-box>
            <text:p><text:span text:style-name="T3">····</text:span></text:p>
          </draw:text-box>
        </draw:frame>
        <draw:frame draw:style-name="gr9" draw:text-style-name="P3" draw:layer="layout" svg:width="1.27cm" svg:height="1.271cm" svg:x="7.208cm" svg:y="9.39cm">
          <draw:text-box>
            <text:p><text:span text:style-name="T3">···</text:span></text:p>
          </draw:text-box>
        </draw:frame>
        <draw:custom-shape draw:style-name="gr10" draw:text-style-name="P1" draw:layer="layout" svg:width="2.667cm" svg:height="4.191cm" svg:x="1.508cm" svg:y="1.3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956cm" svg:height="4.191cm" svg:x="4.14cm" svg:y="1.389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.508cm" svg:y1="2.548cm" svg:x2="7.096cm" svg:y2="2.532cm">
          <text:p/>
        </draw:line>
        <draw:frame draw:style-name="gr12" draw:text-style-name="P4" draw:layer="layout" svg:width="1.524cm" svg:height="1.271cm" draw:transform="rotate (1.5707963267949) translate (2.212cm 5.61cm)">
          <draw:text-box>
            <text:p><text:span text:style-name="T4">····</text:span></text:p>
          </draw:text-box>
        </draw:frame>
        <draw:frame draw:style-name="gr12" draw:text-style-name="P4" draw:layer="layout" svg:width="1.524cm" svg:height="1.271cm" draw:transform="rotate (1.5707963267949) translate (4.989cm 5.58cm)">
          <draw:text-box>
            <text:p><text:span text:style-name="T4">····</text:span></text:p>
          </draw:text-box>
        </draw:frame>
        <draw:frame draw:style-name="gr12" draw:text-style-name="P4" draw:layer="layout" svg:width="1.27cm" svg:height="1.271cm" draw:transform="rotate (1.5707963267949) translate (2.212cm 2.532cm)">
          <draw:text-box>
            <text:p><text:span text:style-name="T4">···</text:span></text:p>
          </draw:text-box>
        </draw:frame>
        <draw:frame draw:style-name="gr12" draw:text-style-name="P4" draw:layer="layout" svg:width="1.27cm" svg:height="1.271cm" draw:transform="rotate (1.5707963267949) translate (4.989cm 2.532cm)">
          <draw:text-box>
            <text:p><text:span text:style-name="T4">···</text:span></text:p>
          </draw:text-box>
        </draw:frame>
        <draw:frame draw:style-name="gr8" draw:text-style-name="P5" draw:layer="layout" svg:width="2.923cm" svg:height="1.017cm" svg:x="1.386cm" svg:y="2.377cm">
          <draw:text-box>
            <text:p><text:span text:style-name="T5">url hash</text:span></text:p>
          </draw:text-box>
        </draw:frame>
        <draw:frame draw:style-name="gr8" draw:text-style-name="P5" draw:layer="layout" svg:width="2.923cm" svg:height="1.017cm" svg:x="1.386cm" svg:y="3.167cm">
          <draw:text-box>
            <text:p><text:span text:style-name="T5">url hash</text:span></text:p>
          </draw:text-box>
        </draw:frame>
        <draw:line draw:style-name="gr11" draw:text-style-name="P1" draw:layer="layout" svg:x1="1.508cm" svg:y1="4.056cm" svg:x2="7.096cm" svg:y2="4.056cm">
          <text:p/>
        </draw:line>
        <draw:line draw:style-name="gr11" draw:text-style-name="P1" draw:layer="layout" svg:x1="1.508cm" svg:y1="3.313cm" svg:x2="7.096cm" svg:y2="3.313cm">
          <text:p/>
        </draw:line>
        <draw:frame draw:style-name="gr8" draw:text-style-name="P5" xml:id="id3" draw:id="id3" draw:layer="layout" svg:width="2.771cm" svg:height="1.017cm" svg:x="4.239cm" svg:y="2.405cm">
          <draw:text-box>
            <text:p><text:span text:style-name="T5">address</text:span></text:p>
          </draw:text-box>
        </draw:frame>
        <draw:frame draw:style-name="gr8" draw:text-style-name="P5" xml:id="id1" draw:id="id1" draw:layer="layout" svg:width="2.771cm" svg:height="1.017cm" svg:x="4.239cm" svg:y="3.185cm">
          <draw:text-box>
            <text:p><text:span text:style-name="T5">address</text:span></text:p>
          </draw:text-box>
        </draw:frame>
        <draw:frame draw:style-name="gr8" draw:text-style-name="P2" draw:layer="layout" svg:width="2.712cm" svg:height="1.271cm" svg:x="2.764cm" svg:y="5.734cm">
          <draw:text-box>
            <text:p><text:span text:style-name="T1">Index</text:span></text:p>
          </draw:text-box>
        </draw:frame>
        <draw:connector draw:style-name="gr13" draw:text-style-name="P1" draw:layer="layout" draw:type="curve" draw:line-skew="0.288cm 1.739cm" svg:x1="7.01cm" svg:y1="3.693cm" svg:x2="3.033cm" svg:y2="9.645cm" draw:start-shape="id1" draw:start-glue-point="1" draw:end-shape="id2" draw:end-glue-point="4" svg:d="m7010 3693c1182 0 985 2478-304 3593s-3673 865-3673 2359" svg:viewBox="0 0 4762 5953">
          <text:p/>
        </draw:connector>
        <draw:connector draw:style-name="gr14" draw:text-style-name="P1" draw:layer="layout" draw:type="curve" svg:x1="7.01cm" svg:y1="2.913cm" svg:x2="9.891cm" svg:y2="9.645cm" draw:start-shape="id3" draw:start-glue-point="1" draw:end-shape="id4" draw:end-glue-point="4" svg:d="m7010 2913c1921 0 2881 2244 2881 6732" svg:viewBox="0 0 2882 6733">
          <text:p/>
        </draw:connector>
        <draw:connector draw:style-name="gr14" draw:text-style-name="P1" draw:layer="layout" draw:type="curve" svg:x1="7.01cm" svg:y1="3.693cm" svg:x2="18.527cm" svg:y2="9.645cm" draw:start-shape="id1" draw:start-glue-point="1" draw:end-shape="id5" draw:end-glue-point="13" svg:d="m7010 3693c7678 0 11517 1984 11517 5952" svg:viewBox="0 0 11518 5953">
          <text:p/>
        </draw:connector>
        <draw:custom-shape draw:style-name="gr7" draw:text-style-name="P1" draw:layer="layout" svg:width="0.855cm" svg:height="6.84cm" draw:transform="rotate (-1.5707963267949) translate (8.344cm 10.4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855cm" svg:height="7.212cm" draw:transform="rotate (-1.5707963267949) translate (25.638cm 10.4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utalib Aghayev</meta:initial-creator>
    <meta:creation-date>2013-06-20T20:29:03</meta:creation-date>
    <dc:date>2013-06-20T23:14:21</dc:date>
    <dc:creator>Abutalib Aghayev</dc:creator>
    <meta:editing-duration>PT30M23S</meta:editing-duration>
    <meta:editing-cycles>9</meta:editing-cycles>
    <meta:generator>LibreOffice/3.5$Linux_x86 LibreOffice_project/350m1$Build-2</meta:generator>
    <meta:document-statistic meta:object-count="47"/>
  </office:meta>
</office:document-meta>
</file>